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←：東部港・ヤマト村
↑：イズモ村・霊峰天土
→：ロング食堂・炭鉱山</text:p>
          </table:table-cell>
          <table:table-cell table:number-columns-repeated="1023"/>
        </table:table-row>
        <table:table-row>
          <table:table-cell table:style-name="ce0" office:value-type="string">
            <text:p>イズモ村の敷地のほとんどは畑で立ち入り
できないから、見た目よりも狭い村なのよね。</text:p>
          </table:table-cell>
          <table:table-cell table:number-columns-repeated="1023"/>
        </table:table-row>
        <table:table-row>
          <table:table-cell table:style-name="ce0" office:value-type="string">
            <text:p>深呼吸してごらん。</text:p>
          </table:table-cell>
          <table:table-cell table:number-columns-repeated="1023"/>
        </table:table-row>
        <table:table-row>
          <table:table-cell table:style-name="ce0" office:value-type="string">
            <text:p>空気が実にうまいだろ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2+01:00</meta:creation-date>
    <dc:date>2019-11-25T18:17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